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2a8" officeooo:paragraph-rsid="001e82a8"/>
    </style:style>
    <style:style style:name="P2" style:family="paragraph" style:parent-style-name="Standard" style:list-style-name="L1">
      <style:text-properties officeooo:rsid="001e82a8" officeooo:paragraph-rsid="001e82a8"/>
    </style:style>
    <style:style style:name="P3" style:family="paragraph" style:parent-style-name="Standard" style:list-style-name="L2">
      <style:text-properties officeooo:rsid="001e82a8" officeooo:paragraph-rsid="001e82a8"/>
    </style:style>
    <style:style style:name="P4" style:family="paragraph" style:parent-style-name="Standard" style:list-style-name="L3">
      <style:text-properties officeooo:rsid="001e82a8" officeooo:paragraph-rsid="001e82a8"/>
    </style:style>
    <style:style style:name="P5" style:family="paragraph" style:parent-style-name="Standard" style:list-style-name="L4">
      <style:text-properties officeooo:rsid="001e82a8" officeooo:paragraph-rsid="001e82a8"/>
    </style:style>
    <style:style style:name="P6" style:family="paragraph" style:parent-style-name="Standard">
      <style:paragraph-properties fo:text-align="center" style:justify-single-word="false"/>
      <style:text-properties officeooo:rsid="001e82a8" officeooo:paragraph-rsid="001e82a8"/>
    </style:style>
    <style:style style:name="P7" style:family="paragraph" style:parent-style-name="Standard">
      <style:text-properties fo:font-weight="bold" officeooo:rsid="001e82a8" officeooo:paragraph-rsid="001e82a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82a8" officeooo:paragraph-rsid="001e82a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so de Ciência da Computação</text:p>
      <text:p text:style-name="P6">Trabalho da disciplina de Desenvolvimento para dispositivos móveis</text:p>
      <text:p text:style-name="P6"/>
      <text:p text:style-name="P1"/>
      <text:p text:style-name="P1"><text:span text:style-name="T1">Priemira Etapa</text:span>:</text:p>
      <text:p text:style-name="P1"/>
      <text:list xml:id="list8656088825837198155" text:style-name="L1">
        <text:list-item>
          <text:p text:style-name="P2">Documentação(Digital)</text:p>
          <text:list>
            <text:list-item>
              <text:p text:style-name="P2">Mockups</text:p>
            </text:list-item>
            <text:list-item>
              <text:p text:style-name="P2">Casos de Uso</text:p>
            </text:list-item>
            <text:list-item>
              <text:p text:style-name="P2">Escopo</text:p>
            </text:list-item>
            <text:list-item>
              <text:p text:style-name="P2">Modelo Lógico do Banco de dados</text:p>
              <text:p text:style-name="P2"/>
            </text:list-item>
          </text:list>
        </text:list-item>
        <text:list-item>
          <text:p text:style-name="P2">Parte Técnica(Digital e Apresentação para o professor):</text:p>
          <text:list>
            <text:list-item>
              <text:p text:style-name="P2">Activitys Montadas com componentes</text:p>
            </text:list-item>
            <text:list-item>
              <text:p text:style-name="P2">Customização de botões</text:p>
            </text:list-item>
            <text:list-item>
              <text:p text:style-name="P2">Customização de componentes</text:p>
            </text:list-item>
            <text:list-item>
              <text:p text:style-name="P2">Customização de Fundo</text:p>
            </text:list-item>
            <text:list-item>
              <text:p text:style-name="P2">Menu</text:p>
            </text:list-item>
            <text:list-item>
              <text:p text:style-name="P2">Banco de dados implementado(com alguma persistência)</text:p>
            </text:list-item>
          </text:list>
        </text:list-item>
      </text:list>
      <text:p text:style-name="P1"/>
      <text:p text:style-name="P7">Segunda Etapa:</text:p>
      <text:p text:style-name="P1"/>
      <text:list xml:id="list6936625373950137884" text:style-name="L2">
        <text:list-item>
          <text:p text:style-name="P3">Documentação final</text:p>
        </text:list-item>
      </text:list>
      <text:list xml:id="list2449637506280551870" text:style-name="L3">
        <text:list-item>
          <text:list>
            <text:list-item>
              <text:p text:style-name="P4">Toda a Documentação da primeira etapa impressa.</text:p>
              <text:p text:style-name="P4"/>
            </text:list-item>
          </text:list>
        </text:list-item>
      </text:list>
      <text:list xml:id="list144805945065258" text:continue-list="list6936625373950137884" text:style-name="L2">
        <text:list-item>
          <text:p text:style-name="P3">Parte Técnica(Digital e Apresentação para o professor)</text:p>
        </text:list-item>
      </text:list>
      <text:list xml:id="list8755166327071047325" text:style-name="L4">
        <text:list-item>
          <text:list>
            <text:list-item>
              <text:p text:style-name="P5">Todo o sistema funcionando, com pelo menos 5 recursos avançados apresentados em sala de aula ou buscados de forma autônoma pelo alun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6:26.932703370</meta:creation-date>
    <dc:date>2017-09-11T14:48:04.547903909</dc:date>
    <meta:editing-duration>PT11M41S</meta:editing-duration>
    <meta:editing-cycles>1</meta:editing-cycles>
    <meta:document-statistic meta:table-count="0" meta:image-count="0" meta:object-count="0" meta:page-count="1" meta:paragraph-count="22" meta:word-count="112" meta:character-count="692" meta:non-whitespace-character-count="618"/>
    <meta:generator>LibreOffice/5.1.6.2$Linux_x86 LibreOffice_project/10m0$Build-2</meta:generator>
  </office:meta>
</office:document-meta>
</file>